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 µm^2</text:p>
          </table:table-cell>
        </table:table-row>
        <table:table-row table:style-name="ro2">
          <table:table-cell office:value-type="float" office:value="80.6" calcext:value-type="float">
            <text:p>80,6</text:p>
          </table:table-cell>
          <table:table-cell office:value-type="float" office:value="3.185" calcext:value-type="float">
            <text:p>3,185</text:p>
          </table:table-cell>
          <table:table-cell table:formula="of:=([.A3])^2-([.A2])^2" office:value-type="float" office:value="542.850000000002" calcext:value-type="float">
            <text:p>542,85</text:p>
          </table:table-cell>
          <table:table-cell table:formula="of:=([.A5])^2-([.A2])^2" office:value-type="float" office:value="4541.2436" calcext:value-type="float">
            <text:p>4541,2436</text:p>
          </table:table-cell>
        </table:table-row>
        <table:table-row table:style-name="ro2">
          <table:table-cell office:value-type="float" office:value="83.9" calcext:value-type="float">
            <text:p>83,9</text:p>
          </table:table-cell>
          <table:table-cell office:value-type="float" office:value="2.52" calcext:value-type="float">
            <text:p>2,52</text:p>
          </table:table-cell>
          <table:table-cell table:formula="of:=([.A4])^2-([.A3])^2" office:value-type="float" office:value="517.614900000001" calcext:value-type="float">
            <text:p>517,6149</text:p>
          </table:table-cell>
          <table:table-cell table:formula="of:=([.A6])^2-([.A3])^2" office:value-type="float" office:value="4523.4909" calcext:value-type="float">
            <text:p>4523,4909</text:p>
          </table:table-cell>
        </table:table-row>
        <table:table-row table:style-name="ro2">
          <table:table-cell office:value-type="float" office:value="86.93" calcext:value-type="float">
            <text:p>86,93</text:p>
          </table:table-cell>
          <table:table-cell office:value-type="float" office:value="2.225" calcext:value-type="float">
            <text:p>2,225</text:p>
          </table:table-cell>
          <table:table-cell/>
          <table:table-cell table:formula="of:=([.A7])^2-([.A4])^2" office:value-type="float" office:value="4637.96" calcext:value-type="float">
            <text:p>4637,96</text:p>
          </table:table-cell>
        </table:table-row>
        <table:table-row table:style-name="ro2">
          <table:table-cell office:value-type="float" office:value="105.06" calcext:value-type="float">
            <text:p>105,06</text:p>
          </table:table-cell>
          <table:table-cell office:value-type="float" office:value="1.78999999999999" calcext:value-type="float">
            <text:p>1,79</text:p>
          </table:table-cell>
          <table:table-cell table:formula="of:=([.A6])^2-([.A5])^2" office:value-type="float" office:value="525.0973" calcext:value-type="float">
            <text:p>525,0973</text:p>
          </table:table-cell>
          <table:table-cell table:formula="of:=([.A8])^2-([.A5])^2" office:value-type="float" office:value="4512.4864" calcext:value-type="float">
            <text:p>4512,4864</text:p>
          </table:table-cell>
        </table:table-row>
        <table:table-row table:style-name="ro2">
          <table:table-cell office:value-type="float" office:value="107.53" calcext:value-type="float">
            <text:p>107,53</text:p>
          </table:table-cell>
          <table:table-cell office:value-type="float" office:value="1.78" calcext:value-type="float">
            <text:p>1,78</text:p>
          </table:table-cell>
          <table:table-cell table:formula="of:=([.A7])^2-([.A6])^2" office:value-type="float" office:value="632.084000000003" calcext:value-type="float">
            <text:p>632,084</text:p>
          </table:table-cell>
          <table:table-cell table:formula="of:=([.A9])^2-([.A6])^2" office:value-type="float" office:value="4543.4472" calcext:value-type="float">
            <text:p>4543,4472</text:p>
          </table:table-cell>
        </table:table-row>
        <table:table-row table:style-name="ro2">
          <table:table-cell office:value-type="float" office:value="110.43" calcext:value-type="float">
            <text:p>110,43</text:p>
          </table:table-cell>
          <table:table-cell office:value-type="float" office:value="1.58500000000001" calcext:value-type="float">
            <text:p>1,585</text:p>
          </table:table-cell>
          <table:table-cell/>
          <table:table-cell table:formula="of:=([.A10])^2-([.A7])^2" office:value-type="float" office:value="4518.5335" calcext:value-type="float">
            <text:p>4518,5335</text:p>
          </table:table-cell>
        </table:table-row>
        <table:table-row table:style-name="ro2">
          <table:table-cell office:value-type="float" office:value="124.7" calcext:value-type="float">
            <text:p>124,7</text:p>
          </table:table-cell>
          <table:table-cell table:style-name="Default"/>
          <table:table-cell table:formula="of:=([.A9])^2-([.A8])^2" office:value-type="float" office:value="556.058099999998" calcext:value-type="float">
            <text:p>556,0581</text:p>
          </table:table-cell>
          <table:table-cell/>
        </table:table-row>
        <table:table-row table:style-name="ro2">
          <table:table-cell office:value-type="float" office:value="126.91" calcext:value-type="float">
            <text:p>126,91</text:p>
          </table:table-cell>
          <table:table-cell table:style-name="Default"/>
          <table:table-cell table:formula="of:=([.A10])^2-([.A9])^2" office:value-type="float" office:value="607.170300000002" calcext:value-type="float">
            <text:p>607,1703</text:p>
          </table:table-cell>
          <table:table-cell/>
        </table:table-row>
        <table:table-row table:style-name="ro2">
          <table:table-cell office:value-type="float" office:value="129.28" calcext:value-type="float">
            <text:p>129,28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9:43:27.72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9:44:17.712000000</dc:date>
    <meta:editing-duration>PT39M12S</meta:editing-duration>
    <meta:editing-cycles>5</meta:editing-cycles>
    <meta:document-statistic meta:table-count="1" meta:cell-count="31" meta:object-count="0"/>
  </office:meta>
</office:document-meta>
</file>